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6pt" fo:font-weight="bold" officeooo:rsid="000e056c" officeooo:paragraph-rsid="000e056c" style:font-size-asian="14pt" style:font-weight-asian="bold" style:font-size-complex="16pt" style:font-weight-complex="bold"/>
    </style:style>
    <style:style style:name="P2" style:family="paragraph" style:parent-style-name="Standard">
      <style:paragraph-properties fo:line-height="150%" fo:text-align="center" style:justify-single-word="false"/>
      <style:text-properties fo:font-size="18pt" fo:font-weight="bold" officeooo:rsid="000e056c" officeooo:paragraph-rsid="000e056c" style:font-size-asian="18pt" style:font-weight-asian="bold" style:font-size-complex="18pt" style:font-weight-complex="bold"/>
    </style:style>
    <style:style style:name="P3" style:family="paragraph" style:parent-style-name="Standard">
      <style:paragraph-properties fo:line-height="150%"/>
    </style:style>
    <style:style style:name="P4" style:family="paragraph" style:parent-style-name="Standard" style:list-style-name="L1">
      <style:paragraph-properties fo:line-height="150%" fo:text-align="justify" style:justify-single-word="false"/>
      <style:text-properties officeooo:paragraph-rsid="000e056c"/>
    </style:style>
    <style:style style:name="P5" style:family="paragraph" style:parent-style-name="Standard">
      <style:paragraph-properties fo:line-height="150%" fo:text-align="center" style:justify-single-word="false"/>
      <style:text-properties fo:font-size="12pt" fo:font-weight="bold" officeooo:rsid="000e056c" officeooo:paragraph-rsid="000e056c" style:font-size-asian="10.5pt" style:font-weight-asian="bold" style:font-size-complex="12pt" style:font-weight-complex="bold"/>
    </style:style>
    <style:style style:name="P6" style:family="paragraph" style:parent-style-name="Standard">
      <style:paragraph-properties fo:line-height="150%" fo:text-align="end" style:justify-single-word="false"/>
      <style:text-properties fo:font-size="12pt" fo:font-weight="bold" officeooo:rsid="000e056c" officeooo:paragraph-rsid="000e056c" style:font-size-asian="10.5pt" style:font-weight-asian="bold" style:font-size-complex="12pt" style:font-weight-complex="bold"/>
    </style:style>
    <style:style style:name="P7" style:family="paragraph" style:parent-style-name="Standard">
      <style:paragraph-properties fo:line-height="150%"/>
      <style:text-properties fo:font-size="12pt" fo:font-weight="bold" officeooo:rsid="0013df39" officeooo:paragraph-rsid="0013df39" style:font-size-asian="10.5pt" style:font-weight-asian="bold" style:font-size-complex="12pt" style:font-weight-complex="bold"/>
    </style:style>
    <style:style style:name="P8" style:family="paragraph" style:parent-style-name="Standard">
      <style:paragraph-properties fo:line-height="150%"/>
      <style:text-properties fo:font-size="12pt" fo:font-weight="bold" officeooo:rsid="000e056c" officeooo:paragraph-rsid="000e056c" style:font-size-asian="12pt" style:font-weight-asian="bold" style:font-size-complex="12pt" style:font-weight-complex="bold"/>
    </style:style>
    <style:style style:name="P9" style:family="paragraph" style:parent-style-name="Standard">
      <style:paragraph-properties fo:line-height="150%"/>
      <style:text-properties fo:font-size="12pt" fo:font-weight="normal" officeooo:rsid="000e056c" officeooo:paragraph-rsid="000e056c" style:font-size-asian="12pt" style:font-weight-asian="normal" style:font-size-complex="12pt" style:font-weight-complex="normal"/>
    </style:style>
    <style:style style:name="P10" style:family="paragraph" style:parent-style-name="Standard">
      <style:paragraph-properties fo:line-height="150%"/>
      <style:text-properties fo:font-size="12pt" fo:font-weight="normal" officeooo:rsid="000e056c" officeooo:paragraph-rsid="000e056c" style:font-size-asian="10.5pt" style:font-weight-asian="normal" style:font-size-complex="12pt" style:font-weight-complex="normal"/>
    </style:style>
    <style:style style:name="P11" style:family="paragraph" style:parent-style-name="Standard">
      <style:paragraph-properties fo:line-height="150%"/>
      <style:text-properties fo:font-size="12pt" fo:font-weight="normal" officeooo:rsid="000e056c" officeooo:paragraph-rsid="001692a8" style:font-size-asian="10.5pt" style:font-weight-asian="normal" style:font-size-complex="12pt" style:font-weight-complex="normal"/>
    </style:style>
    <style:style style:name="P12" style:family="paragraph" style:parent-style-name="Standard">
      <style:paragraph-properties fo:line-height="150%"/>
      <style:text-properties fo:font-size="12pt" fo:font-weight="normal" officeooo:rsid="0013df39" officeooo:paragraph-rsid="0013df39" style:font-size-asian="10.5pt" style:font-weight-asian="normal" style:font-size-complex="12pt" style:font-weight-complex="normal"/>
    </style:style>
    <style:style style:name="P13" style:family="paragraph" style:parent-style-name="Standard">
      <style:paragraph-properties fo:line-height="150%"/>
      <style:text-properties fo:font-size="14pt" fo:font-weight="bold" officeooo:rsid="000e056c" officeooo:paragraph-rsid="000e056c" style:font-size-asian="12.25pt" style:font-weight-asian="bold" style:font-size-complex="14pt" style:font-weight-complex="bold"/>
    </style:style>
    <style:style style:name="P14" style:family="paragraph" style:parent-style-name="Standard">
      <style:paragraph-properties fo:line-height="150%"/>
      <style:text-properties fo:font-size="14pt" fo:font-weight="bold" officeooo:rsid="001692a8" officeooo:paragraph-rsid="001692a8" style:font-size-asian="12.25pt" style:font-weight-asian="bold" style:font-size-complex="14pt" style:font-weight-complex="bold"/>
    </style:style>
    <style:style style:name="P15" style:family="paragraph" style:parent-style-name="Standard">
      <style:paragraph-properties fo:line-height="150%"/>
      <style:text-properties fo:font-size="10pt" fo:font-weight="bold" officeooo:rsid="000e056c" officeooo:paragraph-rsid="000e056c" style:font-size-asian="10pt" style:font-weight-asian="bold" style:font-size-complex="10pt" style:font-weight-complex="bold"/>
    </style:style>
    <style:style style:name="P16" style:family="paragraph" style:parent-style-name="Standard">
      <style:paragraph-properties fo:line-height="150%" fo:text-align="justify" style:justify-single-word="false"/>
      <style:text-properties fo:font-size="10pt" fo:font-weight="bold" officeooo:rsid="000e056c" officeooo:paragraph-rsid="000e056c" style:font-size-asian="10pt" style:font-weight-asian="bold" style:font-size-complex="10pt" style:font-weight-complex="bold"/>
    </style:style>
    <style:style style:name="P17" style:family="paragraph" style:parent-style-name="Standard">
      <style:paragraph-properties fo:line-height="150%" fo:text-align="justify" style:justify-single-word="false"/>
      <style:text-properties fo:font-size="10pt" fo:font-weight="bold" officeooo:rsid="000e056c" officeooo:paragraph-rsid="00122411" style:font-size-asian="10pt" style:font-weight-asian="bold" style:font-size-complex="10pt" style:font-weight-complex="bold"/>
    </style:style>
    <style:style style:name="P18" style:family="paragraph" style:parent-style-name="Standard" style:list-style-name="L3">
      <style:paragraph-properties fo:line-height="150%" fo:text-align="justify" style:justify-single-word="false"/>
      <style:text-properties fo:font-size="10pt" fo:font-weight="bold" officeooo:rsid="00122411" officeooo:paragraph-rsid="00122411" style:font-size-asian="10pt" style:font-weight-asian="bold" style:font-size-complex="10pt" style:font-weight-complex="bold"/>
    </style:style>
    <style:style style:name="P19" style:family="paragraph" style:parent-style-name="Standard">
      <style:paragraph-properties fo:line-height="150%"/>
      <style:text-properties fo:font-size="10pt" fo:font-weight="bold" officeooo:rsid="0013df39" officeooo:paragraph-rsid="0013df39" style:font-size-asian="10pt" style:font-weight-asian="bold" style:font-size-complex="10pt" style:font-weight-complex="bold"/>
    </style:style>
    <style:style style:name="P20" style:family="paragraph" style:parent-style-name="Standard">
      <style:paragraph-properties fo:line-height="150%"/>
      <style:text-properties fo:font-size="10pt" fo:font-weight="normal" officeooo:rsid="000e056c" officeooo:paragraph-rsid="000e056c" style:font-size-asian="10pt" style:font-weight-asian="normal" style:font-size-complex="10pt" style:font-weight-complex="normal"/>
    </style:style>
    <style:style style:name="P21" style:family="paragraph" style:parent-style-name="Standard">
      <style:paragraph-properties fo:line-height="150%" fo:text-align="justify" style:justify-single-word="false"/>
      <style:text-properties fo:font-size="10pt" fo:font-weight="normal" officeooo:rsid="000e056c" officeooo:paragraph-rsid="000e056c" style:font-size-asian="10pt" style:font-weight-asian="normal" style:font-size-complex="10pt" style:font-weight-complex="normal"/>
    </style:style>
    <style:style style:name="P22" style:family="paragraph" style:parent-style-name="Standard">
      <style:paragraph-properties fo:line-height="150%" fo:text-align="justify" style:justify-single-word="false"/>
      <style:text-properties fo:font-size="10pt" fo:font-weight="normal" officeooo:rsid="000e056c" officeooo:paragraph-rsid="001692a8" style:font-size-asian="10pt" style:font-weight-asian="normal" style:font-size-complex="10pt" style:font-weight-complex="normal"/>
    </style:style>
    <style:style style:name="P23" style:family="paragraph" style:parent-style-name="Standard">
      <style:paragraph-properties fo:line-height="150%"/>
      <style:text-properties fo:font-size="10pt" fo:font-weight="normal" officeooo:rsid="0013df39" officeooo:paragraph-rsid="0013df39" style:font-size-asian="10pt" style:font-weight-asian="normal" style:font-size-complex="10pt" style:font-weight-complex="normal"/>
    </style:style>
    <style:style style:name="P24" style:family="paragraph" style:parent-style-name="Standard">
      <style:paragraph-properties fo:line-height="150%" fo:text-align="justify" style:justify-single-word="false"/>
      <style:text-properties fo:font-size="10pt" fo:font-weight="normal" officeooo:rsid="0013df39" officeooo:paragraph-rsid="0013df39" style:font-size-asian="10pt" style:font-weight-asian="normal" style:font-size-complex="10pt" style:font-weight-complex="normal"/>
    </style:style>
    <style:style style:name="P25" style:family="paragraph" style:parent-style-name="Standard" style:list-style-name="L1">
      <style:paragraph-properties fo:line-height="150%" fo:text-align="justify" style:justify-single-word="false"/>
      <style:text-properties officeooo:rsid="0010f8bd" officeooo:paragraph-rsid="0010f8bd"/>
    </style:style>
    <style:style style:name="P26" style:family="paragraph" style:parent-style-name="Standard">
      <style:paragraph-properties fo:line-height="150%" fo:text-align="justify" style:justify-single-word="false"/>
      <style:text-properties officeooo:rsid="0010f8bd" officeooo:paragraph-rsid="0010f8bd"/>
    </style:style>
    <style:style style:name="P27" style:family="paragraph" style:parent-style-name="Standard" style:list-style-name="L2">
      <style:paragraph-properties fo:line-height="150%" fo:text-align="justify" style:justify-single-word="false"/>
      <style:text-properties officeooo:rsid="0011b2ec" officeooo:paragraph-rsid="0011b2ec"/>
    </style:style>
    <style:style style:name="P28" style:family="paragraph" style:parent-style-name="Standard">
      <style:paragraph-properties fo:line-height="150%" fo:text-align="justify" style:justify-single-word="false" style:writing-mode="lr-tb"/>
      <style:text-properties fo:font-size="12pt" fo:font-weight="normal" officeooo:rsid="000e056c" officeooo:paragraph-rsid="000e056c" style:font-size-asian="12pt" style:font-weight-asian="normal" style:font-size-complex="12pt" style:font-weight-complex="normal"/>
    </style:style>
    <style:style style:name="P29" style:family="paragraph" style:parent-style-name="Standard">
      <style:paragraph-properties fo:line-height="150%" fo:text-align="justify" style:justify-single-word="false" style:writing-mode="lr-tb"/>
      <style:text-properties fo:font-size="12pt" fo:font-weight="normal" officeooo:rsid="0010f8bd" officeooo:paragraph-rsid="0010f8bd"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13df39" style:font-weight-asian="bold" style:font-weight-complex="bold"/>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italic" officeooo:rsid="000f592d" style:font-size-asian="10pt" style:font-style-asian="italic" style:font-size-complex="10pt" style:font-style-complex="italic"/>
    </style:style>
    <style:style style:name="T6" style:family="text">
      <style:text-properties fo:font-size="10pt" fo:font-style="italic" officeooo:rsid="0010f8bd" style:font-size-asian="10pt" style:font-style-asian="italic" style:font-size-complex="10pt" style:font-style-complex="italic"/>
    </style:style>
    <style:style style:name="T7" style:family="text">
      <style:text-properties fo:font-size="10pt" fo:font-style="italic" fo:font-weight="normal" officeooo:rsid="0011b2ec" style:font-size-asian="10pt" style:font-style-asian="italic" style:font-weight-asian="normal" style:font-size-complex="10pt" style:font-style-complex="italic" style:font-weight-complex="normal"/>
    </style:style>
    <style:style style:name="T8" style:family="text">
      <style:text-properties fo:font-size="10pt" fo:font-style="normal" style:font-size-asian="10pt" style:font-style-asian="normal" style:font-size-complex="10pt" style:font-style-complex="normal"/>
    </style:style>
    <style:style style:name="T9" style:family="text">
      <style:text-properties fo:font-size="10pt" fo:font-style="normal" officeooo:rsid="000f592d" style:font-size-asian="10pt" style:font-style-asian="normal" style:font-size-complex="10pt" style:font-style-complex="normal"/>
    </style:style>
    <style:style style:name="T10" style:family="text">
      <style:text-properties fo:font-size="10pt" fo:font-style="normal" officeooo:rsid="0010f8bd" style:font-size-asian="10pt" style:font-style-asian="normal" style:font-size-complex="10pt" style:font-style-complex="normal"/>
    </style:style>
    <style:style style:name="T11"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fo:font-size="10pt" fo:font-style="normal" fo:font-weight="normal" officeooo:rsid="0011b2ec" style:font-size-asian="10pt" style:font-style-asian="normal" style:font-weight-asian="normal" style:font-size-complex="10pt" style:font-style-complex="normal" style:font-weight-complex="normal"/>
    </style:style>
    <style:style style:name="T13" style:family="text">
      <style:text-properties fo:font-size="10pt" fo:font-style="normal" fo:font-weight="normal" officeooo:rsid="0013df39" style:font-size-asian="10pt" style:font-style-asian="normal" style:font-weight-asian="normal" style:font-size-complex="10pt" style:font-style-complex="normal" style:font-weight-complex="normal"/>
    </style:style>
    <style:style style:name="T14" style:family="text">
      <style:text-properties fo:font-size="10pt" fo:font-weight="normal" style:font-size-asian="10pt" style:font-weight-asian="normal" style:font-size-complex="10pt" style:font-weight-complex="normal"/>
    </style:style>
    <style:style style:name="T15" style:family="text">
      <style:text-properties fo:font-size="10pt" fo:font-weight="normal" officeooo:rsid="0010f8bd" style:font-size-asian="10pt" style:font-weight-asian="normal" style:font-size-complex="10pt" style:font-weight-complex="normal"/>
    </style:style>
    <style:style style:name="T16" style:family="text">
      <style:text-properties fo:font-size="10pt" fo:font-weight="normal" officeooo:rsid="0011b2ec" style:font-size-asian="10pt" style:font-weight-asian="normal" style:font-size-complex="10pt" style:font-weight-complex="normal"/>
    </style:style>
    <style:style style:name="T17" style:family="text">
      <style:text-properties fo:font-style="italic" officeooo:rsid="0013df39" style:font-style-asian="italic" style:font-style-complex="italic"/>
    </style:style>
    <style:style style:name="T18" style:family="text">
      <style:text-properties fo:font-style="italic" officeooo:rsid="001d1529" style:font-style-asian="italic" style:font-style-complex="italic"/>
    </style:style>
    <style:style style:name="T19" style:family="text">
      <style:text-properties fo:font-style="italic" fo:font-weight="normal" officeooo:rsid="0011b2ec" style:font-style-asian="italic" style:font-weight-asian="normal" style:font-style-complex="italic" style:font-weight-complex="normal"/>
    </style:style>
    <style:style style:name="T20" style:family="text">
      <style:text-properties fo:font-style="normal" officeooo:rsid="0013df39" style:font-style-asian="normal" style:font-style-complex="normal"/>
    </style:style>
    <style:style style:name="T21" style:family="text">
      <style:text-properties fo:font-style="normal" officeooo:rsid="00166767" style:font-style-asian="normal" style:font-style-complex="normal"/>
    </style:style>
    <style:style style:name="T22" style:family="text">
      <style:text-properties fo:font-style="normal" officeooo:rsid="001d1529" style:font-style-asian="normal" style:font-style-complex="normal"/>
    </style:style>
    <style:style style:name="T23" style:family="text">
      <style:text-properties fo:font-style="normal" officeooo:rsid="001d466f" style:font-style-asian="normal" style:font-style-complex="normal"/>
    </style:style>
    <style:style style:name="T24" style:family="text">
      <style:text-properties officeooo:rsid="0010f8bd"/>
    </style:style>
    <style:style style:name="T25" style:family="text">
      <style:text-properties fo:font-weight="normal" style:font-weight-asian="normal" style:font-weight-complex="normal"/>
    </style:style>
    <style:style style:name="T26" style:family="text">
      <style:text-properties fo:font-weight="normal" officeooo:rsid="0010f8bd" style:font-weight-asian="normal" style:font-weight-complex="normal"/>
    </style:style>
    <style:style style:name="T27" style:family="text">
      <style:text-properties fo:font-weight="normal" officeooo:rsid="0011b2ec" style:font-weight-asian="normal" style:font-weight-complex="normal"/>
    </style:style>
    <style:style style:name="T28" style:family="text">
      <style:text-properties fo:font-weight="normal" officeooo:rsid="00122411" style:font-weight-asian="normal" style:font-weight-complex="normal"/>
    </style:style>
    <style:style style:name="T29" style:family="text">
      <style:text-properties officeooo:rsid="0013df39"/>
    </style:style>
    <style:style style:name="T30" style:family="text">
      <style:text-properties officeooo:rsid="00166767"/>
    </style:style>
    <style:style style:name="T31" style:family="text">
      <style:text-properties officeooo:rsid="00178fe2"/>
    </style:style>
    <style:style style:name="T32" style:family="text">
      <style:text-properties officeooo:rsid="0019514b"/>
    </style:style>
    <style:style style:name="T33" style:family="text">
      <style:text-properties officeooo:rsid="001a9218"/>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67cm" fo:text-indent="-0.635cm" fo:margin-left="8.467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F8480 – SYSTÈMES REPARTIS ET INFONUAGIQUE</text:p>
      <text:p text:style-name="P1">RAPPORT TP2</text:p>
      <text:p text:style-name="P5"/>
      <text:p text:style-name="P6">LACHKAR Jérémie 1918984</text:p>
      <text:p text:style-name="P6">DING Yujia 1801923</text:p>
      <text:p text:style-name="P3"/>
      <text:p text:style-name="P13">MISE EN ŒUVRE DU CODE</text:p>
      <text:p text:style-name="P9"/>
      <text:p text:style-name="P9"><text:tab/><text:span text:style-name="T1">Vue globale du code</text:span></text:p>
      <text:p text:style-name="P28"><text:tab/><text:span text:style-name="T3">En plus des classes </text:span><text:span text:style-name="T4">Operations</text:span><text:span text:style-name="T8"> et </text:span><text:span text:style-name="T4">ServerInterface</text:span><text:span text:style-name="T8">, notre programme utilise cinq classes différentes. Tout d’abord nous avons la classe </text:span><text:span text:style-name="T4">Server</text:span><text:span text:style-name="T8"> qui constitue la classe permettant de lancer le serveur configurable à l’aide de sa capacité </text:span><text:span text:style-name="T4">q</text:span><text:span text:style-name="T8"> et de son taux de malice </text:span><text:span text:style-name="T4">m</text:span><text:span text:style-name="T8">. Elle met en place l’utilisation des opérations </text:span><text:span text:style-name="T4">prime</text:span><text:span text:style-name="T8"> et </text:span><text:span text:style-name="T4">pell</text:span><text:span text:style-name="T8"> définies par la classe </text:span><text:span text:style-name="T4">Opérations</text:span><text:span text:style-name="T8"> </text:span><text:span text:style-name="T9">et également d’une méthode qui permet de savoir si le résultat retourné doit être correct ou non avec la probabilité m</text:span><text:span text:style-name="T8">. Dans le package </text:span><text:span text:style-name="T4">client</text:span><text:span text:style-name="T8"> nous avons défini quatre classes. Une classe </text:span><text:span text:style-name="T4">ProcessedOperations</text:span><text:span text:style-name="T8"> qui permet de définir des objets <text:s/>modélisant un ensemble d’opérations qui viennent d’être envoyé à un serveur de calcul. Cette classe est définie par la liste des opérations envoyées, l’identifiant du serveur qui traite ces opérations et le résultat de ces opérations. Ensuite nous avons une classe </text:span><text:span text:style-name="T4">Thread</text:span><text:span text:style-name="T8"> qui implémente l’interface Java </text:span><text:span text:style-name="T4">Callable</text:span><text:span text:style-name="T8"> et qui nous permet de lancer des processus, c’est à dire </text:span><text:span text:style-name="T9">de faire appel à un serveur pour qu’il effectue une liste d’opérations puis renvoie le résultat sous la forme d’un objet </text:span><text:span text:style-name="T5">ProcessedOperations</text:span><text:span text:style-name="T9">.</text:span></text:p>
      <text:p text:style-name="P28"><text:span text:style-name="T9"><text:tab/>Nous avons également mis en place la classe </text:span><text:span text:style-name="T5">CalculusServer</text:span><text:span text:style-name="T9"> qui représente l’interface distante du serveur de calcul. Un objet de cette classe est défini par un identifiant, une adresse IP, un stub, une capacité </text:span><text:span text:style-name="T5">q</text:span><text:span text:style-name="T9">, un taux de malice </text:span><text:span text:style-name="T5">m</text:span><text:span text:style-name="T9"> et un booléen permettant de définir si le serveur est fonctionnel ou non. La classe </text:span><text:span text:style-name="T5">CalculusServer</text:span><text:span text:style-name="T9"> met en place plusieurs méthodes dont une méthode permettant de définir si le serveur doit refuser la tâche qui lui est attribuée. Le résultat calculé par cette classe se fait à partir des opérations </text:span><text:span text:style-name="T10">données à la méthode </text:span><text:span text:style-name="T6">processTask</text:span><text:span text:style-name="T10">. Si le serveur n’est pas fonctionnel, le résultat attribué est -1, si la tâche est refusée le résultat attribué est -2, sinon le résultat attribué est celui calculé,</text:span></text:p>
      <text:p text:style-name="P29"><text:span text:style-name="T8"><text:tab/>Enfin, nous avons la classe principale, point d’entrée du programme, la classe </text:span><text:span text:style-name="T4">Repartiteur</text:span><text:span text:style-name="T8">. Elle est définie par le mode (sécurisé/non-sécurisé), une liste des serveurs disponibles, une file d’opérations à traiter et le résultat final. Le mode et la liste des serveurs disponibles sont définis à l’aide d’un fichier texte de configuration dans lequel on définit le booléen du mode (true= sécurisé, false=non-sécurisé) ainsi que les adresses IP des serveurs disponibles. Enfin, la file d’opération est dans un premier temps remplie à partir du fichier d’opérations passé en paramètre.</text:span></text:p>
      <text:p text:style-name="P28"><text:span text:style-name="T9"/></text:p>
      <text:p text:style-name="P8"><text:tab/><text:span text:style-name="T24">Fonctionnement du répartiteur</text:span></text:p>
      <text:p text:style-name="P16"><text:tab/><text:span text:style-name="T26">Le répartiteur a un fonctionnement assez. L’utilisation de file est ici primordial. La file définie comme attribut de la classe permet de suivre les opérations restantes. Ainsi, tant que cette file n’est pas vide, on doit continuer à la traiter. Pour effectuer le traitement de la file, on fait appel à une méthode supplémentaire </text:span><text:span text:style-name="T19">splitWork</text:span><text:span text:style-name="T26"> qui va diviser le travail à effectuer de la façon suivante :</text:span></text:p>
      <text:p text:style-name="P16"><text:soft-page-break/><text:span text:style-name="T26"><text:tab/><text:tab/>Tant qu’il reste des opérations à traiter dans la file que la méthode reçoit et qu’on n’a pas regardé tous les serveurs on effectue pour chaque serveur i :</text:span></text:p>
      <text:list xml:id="list2860286749" text:style-name="L1">
        <text:list-item>
          <text:list>
            <text:list-item>
              <text:p text:style-name="P4"><text:span text:style-name="T15">On calcule le nombre d’opérations qui donne un taux de refus de 10% et on choisit la valeur minimale n entre cette valeur et le nombre d’opérations restantes. Ceci permet de maximiser le nombre d’opérations traiter par un seul serveur tout en limitant le taux de refus à 10% maximum.</text:span></text:p>
            </text:list-item>
            <text:list-item>
              <text:p text:style-name="P25"><text:span text:style-name="T14">On fait un appel processus avec les n premières opérations de la file.</text:span></text:p>
            </text:list-item>
            <text:list-item>
              <text:p text:style-name="P25"><text:span text:style-name="T14">On ajoute le résultat de cet appel dans une file.</text:span></text:p>
            </text:list-item>
            <text:list-item>
              <text:p text:style-name="P25"><text:span text:style-name="T14">On retourne la file des résultats.</text:span></text:p>
            </text:list-item>
          </text:list>
        </text:list-item>
      </text:list>
      <text:p text:style-name="P26"><text:span text:style-name="T14"/></text:p>
      <text:p text:style-name="P26"><text:span text:style-name="T14"><text:tab/></text:span><text:span text:style-name="T16">On traite ensuite avec une troisième méthode </text:span><text:span text:style-name="T7">processOperations</text:span><text:span text:style-name="T12"> qui va traiter la file des résultats. L’avantage ici est que le résultat est sous la forme d’un objet </text:span><text:span text:style-name="T7">ProcessedOperations</text:span><text:span text:style-name="T12">. On </text:span><text:span text:style-name="T13">récupère</text:span><text:span text:style-name="T12"> donc dans un premier temps le résultat intermédiaire.</text:span></text:p>
      <text:list xml:id="list3964842152" text:style-name="L2">
        <text:list-item>
          <text:list>
            <text:list-item>
              <text:p text:style-name="P27"><text:span text:style-name="T11">Si le résultat est -1 cela signifie que le serveur est en panne, dans ce cas on doit supprimer le serveur de la liste des serveurs du répartiteurs. De plus, il faut remettre toutes les opérations dans la file d’opérations du répartiteur.</text:span></text:p>
            </text:list-item>
            <text:list-item>
              <text:p text:style-name="P27"><text:span text:style-name="T11">Si le résultat est -2 cela signifie que le serveur a refusé la liste d’opération. Dans ce cas on doit remettre les opérations dans le file d’opérations du répartiteur.</text:span></text:p>
            </text:list-item>
            <text:list-item>
              <text:p text:style-name="P27"><text:span text:style-name="T11">Sinon, en mode sécurisé on ajoute le résultat au résultat global. Par ailleurs, en mode non-sécurisé <text:s/>on doit effectuer une validation du résultat. (cf paragraphe suivant)</text:span></text:p>
            </text:list-item>
          </text:list>
        </text:list-item>
      </text:list>
      <text:p text:style-name="P15"/>
      <text:p text:style-name="P8"><text:tab/>Validation en mode non-sécurisé</text:p>
      <text:p text:style-name="P17"><text:tab/><text:span text:style-name="T27">En mode non-sécurisé on suppose qu’il existe des serveurs qui peuvent être parfois malicieux et envoyer des résultats incorrects. Il convient de faire valider les résultats avant de les ajouter au résultat global. </text:span><text:span text:style-name="T28">Pour effectuer la validation on choisit un serveur aléatoirement qui soit différent du serveur ayant traité les opérations dont on souhaite valider le résultat et pour lequel le nombre d’opérations à traiter soit inférieur à la capacité pour un taux de refus de 10%.</text:span></text:p>
      <text:p text:style-name="P17"><text:span text:style-name="T28"><text:tab/>On envoie alors les opérations au serveur ainsi choisit et on récupère son résultat. La boucle de notre méthode de validation est faite de telle sorte que si le résultat vaut -1 (panne) ou -2 (refus), on cherche un autre serveur.</text:span></text:p>
      <text:list xml:id="list1908826277" text:style-name="L3">
        <text:list-item>
          <text:p text:style-name="P18"><text:span text:style-name="T25">Si le résultat est identique alors on valide le résultat</text:span></text:p>
        </text:list-item>
        <text:list-item>
          <text:p text:style-name="P18"><text:span text:style-name="T25">Sinon, on invalide le résultat et les opérations correspondantes seront remises dans la file d’opérations du répartiteur</text:span></text:p>
        </text:list-item>
      </text:list>
      <text:p text:style-name="P8"/>
      <text:p text:style-name="P20"/>
      <text:p text:style-name="P13">TESTS DE PERFORMANCES</text:p>
      <text:p text:style-name="P10"/>
      <text:p text:style-name="P21"><text:tab/><text:span text:style-name="T29">Pour tous les tests de performances, on utilise le fichier </text:span><text:span text:style-name="T17">operations-216</text:span><text:span text:style-name="T20"> </text:span><text:span text:style-name="T21">et on lance le programme avec une même configuration dix fois de suite afin d’obtenir un temps de calcul moyen.</text:span></text:p>
      <text:p text:style-name="P21"><text:span text:style-name="T21"/></text:p>
      <text:p text:style-name="P10"><text:soft-page-break/><text:tab/><text:span text:style-name="T2">En mode sécurisé</text:span></text:p>
      <text:p text:style-name="P20"><draw:frame draw:style-name="fr1" draw:name="Objet1" text:anchor-type="paragraph" svg:x="2.445cm" svg:y="0.413cm" svg:width="13.607cm" svg:height="7.654cm" draw:z-index="0"><draw:object xlink:href="./Object 1" xlink:type="simple" xlink:show="embed" xlink:actuate="onLoad"/><draw:image xlink:href="./ObjectReplacements/Object 1" xlink:type="simple" xlink:show="embed" xlink:actuate="onLoad"/></draw:frame></text:p>
      <text:p text:style-name="P20"><text:tab/><text:tab/></text:p>
      <text:p text:style-name="P21"><text:tab/><text:tab/><text:span text:style-name="T30">On peut voir que la performance diminue quasi-linéairement en fonction du nombre de serveur. Ceci s’explique simplement par le fait que l’on a mis en place un répartiteur asynchrone, le répartiteur réparti les opérations entre chaque serveur qui font alors les calculs intermédiaires en parallèle. De plus les performances ne présente pas de pics de mauvaises performances car le répartiteur s’assure d’attribuer des tâches au serveur pour lesquelles le taux de refus est inférieur à 10%.</text:span></text:p>
      <text:p text:style-name="P21"/>
      <text:p text:style-name="P19"/>
      <text:p text:style-name="P7"><text:tab/>En mode non-sécurisé</text:p>
      <text:p text:style-name="P12"/>
      <text:p text:style-name="P23"><draw:frame draw:style-name="fr2" draw:name="Objet2" text:anchor-type="paragraph" svg:width="14.603cm" svg:height="8.214cm" draw:z-index="1"><draw:object xlink:href="./Object 2" xlink:type="simple" xlink:show="embed" xlink:actuate="onLoad"/><draw:image xlink:href="./ObjectReplacements/Object 2" xlink:type="simple" xlink:show="embed" xlink:actuate="onLoad"/></draw:frame></text:p>
      <text:p text:style-name="P24"><text:soft-page-break/><text:tab/><text:span text:style-name="T31">En mode non-sécurisé, les performances sont quasi-logarithmiques. En effet, avec un nombre de serveurs fixes (deux serveurs de bonne foi et un serveur malicieux), on constate que les performances diminuent quand le taux de malice du serveur malicieux augmente jusqu’à atteindre, a priori, un palier. De façon général, les temps calculs sont environ deux fois et demi plus grands qu’en mode sécurisé dans le cas de nos expériences. Ceci s’explique par le fait que le répartiteur doit à chaque fois faire valider les résultats qu’il reçoit par un serveur différent. Le temps de calcul a donc une borne inférieur égale à deux fois le temps de calculs en mode sécurisé.</text:span></text:p>
      <text:p text:style-name="P23"/>
      <text:p text:style-name="P23"/>
      <text:p text:style-name="P14">QUESTION DE <text:span text:style-name="T32">RÉFLEXION</text:span></text:p>
      <text:p text:style-name="P11"/>
      <text:p text:style-name="P22"><text:tab/><text:span text:style-name="T33">Le répartiteur demeure un maillon faible du système car si celui-ci tombe en panne, aucun calcul ne peut être effectué. En effet, l’architecture de notre solution est centralisée autour du répartiteur. Une solution naturelle pour combler cette faiblesse serait de décentraliser la répartition des tâches en implémentant plusieurs sous-répartiteurs de la même façon qu’est implémenté le système DNS. Chaque sous-répartiteur se verrait attribuer une partie des opérations du fichier </text:span><text:span text:style-name="T18">operations</text:span><text:span text:style-name="T22">.</text:span></text:p>
      <text:p text:style-name="P22"><text:span text:style-name="T22"><text:tab/>Dans le cas de cette architecture, si un des sous-répartiteurs tombe en panne, alors les opérations qu’il devait répartir sont données à un autre sous-répartiteur par le répartiteur global. Un inconvénient majeur persiste dans cette implémentation : si le répartiteur global tombe en panne, plus de calculs sont possibles. </text:span><text:span text:style-name="T23">Le répartiteur globale, au même titre <text:s/>que les 13 serveurs DNS racines, constitue le point le plus sensible aux pannes et attaqu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CA"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3:51:15.059680056</meta:creation-date>
    <dc:date>2019-03-12T16:58:59.581314162</dc:date>
    <meta:editing-duration>PT37M42S</meta:editing-duration>
    <meta:editing-cycles>4</meta:editing-cycles>
    <meta:generator>LibreOffice/6.0.6.1$Linux_X86_64 LibreOffice_project/00$Build-1</meta:generator>
    <meta:document-statistic meta:table-count="0" meta:image-count="0" meta:object-count="2" meta:page-count="4" meta:paragraph-count="35" meta:word-count="1251" meta:character-count="7716" meta:non-whitespace-character-count="648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606cm" svg:height="7.653cm" xlink:href="." xlink:type="simple" chart:class="chart:line" chart:style-name="ch1">
        <chart:title svg:x="0.528cm" svg:y="0.289cm" chart:style-name="ch2">
          <text:p>Evolution des perfomances en fonction du nombre de serveurs</text:p>
        </chart:title>
        <chart:plot-area chart:style-name="ch3" chart:data-source-has-labels="both" svg:x="1.283cm" svg:y="1.221cm" svg:width="12.051cm" svg:height="5.298cm">
          <chartooo:coordinate-region svg:x="2.09cm" svg:y="1.42cm" svg:width="11.15cm" svg:height="4.452cm"/>
          <chart:axis chart:dimension="x" chart:name="primary-x" chart:style-name="ch4" chartooo:axis-type="text">
            <chart:title svg:x="5.782cm" svg:y="6.672cm" chart:style-name="ch5">
              <text:p>Nombre de serveurs</text:p>
            </chart:title>
            <chart:categories table:cell-range-address="local-table.$A$2:.$A$4"/>
          </chart:axis>
          <chart:axis chart:dimension="y" chart:name="primary-y" chart:style-name="ch6">
            <chart:title svg:x="0.451cm" svg:y="5.581cm" chart:style-name="ch7">
              <text:p>Temps de calcul en ms</text:p>
            </chart:title>
            <chart:grid chart:style-name="ch8" chart:class="major"/>
          </chart:axis>
          <chart:series chart:style-name="ch9" chart:values-cell-range-address="local-table.$B$2:.$B$4" chart:label-cell-address="local-table.$B$1" chart:class="chart:line">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M</text:p>
              </table:table-cell>
            </table:table-row>
          </table:table-header-rows>
          <table:table-rows>
            <table:table-row>
              <table:table-cell office:value-type="float" office:value="2">
                <text:p>2</text:p>
              </table:table-cell>
              <table:table-cell office:value-type="float" office:value="422.4">
                <text:p>422.4</text:p>
              </table:table-cell>
            </table:table-row>
            <table:table-row>
              <table:table-cell office:value-type="float" office:value="3">
                <text:p>3</text:p>
              </table:table-cell>
              <table:table-cell office:value-type="float" office:value="350.7">
                <text:p>350.7</text:p>
              </table:table-cell>
            </table:table-row>
            <table:table-row>
              <table:table-cell office:value-type="float" office:value="4">
                <text:p>4</text:p>
              </table:table-cell>
              <table:table-cell office:value-type="float" office:value="327.6">
                <text:p>327.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1$Linux_X86_64 LibreOffice_project/00$Build-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602cm" svg:height="8.214cm" xlink:href="." xlink:type="simple" chart:class="chart:line" chart:style-name="ch1">
        <chart:title svg:x="0.444cm" svg:y="0.3cm" chart:style-name="ch2">
          <text:p>Evolution des perfomances en fonction du taux de malice du serveur</text:p>
        </chart:title>
        <chart:subtitle svg:x="3.341cm" svg:y="1.243cm" chart:style-name="ch3">
          <text:p>3 serveurs, dont 2 de bonne foi et 1 malicieux</text:p>
        </chart:subtitle>
        <chart:plot-area chart:style-name="ch4" chart:data-source-has-labels="both" svg:x="1.303cm" svg:y="2.09cm" svg:width="13.007cm" svg:height="4.979cm">
          <chartooo:coordinate-region svg:x="2.295cm" svg:y="2.29cm" svg:width="11.684cm" svg:height="4.132cm"/>
          <chart:axis chart:dimension="x" chart:name="primary-x" chart:style-name="ch5" chartooo:axis-type="auto">
            <chartooo:date-scale/>
            <chart:title svg:x="5.116cm" svg:y="7.233cm" chart:style-name="ch6">
              <text:p>Taux de malice du serveur malicieux</text:p>
            </chart:title>
            <chart:categories table:cell-range-address="local-table.$A$2:.$A$4"/>
          </chart:axis>
          <chart:axis chart:dimension="y" chart:name="primary-y" chart:style-name="ch7">
            <chart:title svg:x="0.451cm" svg:y="6.29cm" chart:style-name="ch8">
              <text:p>Temps de calcul en ms</text:p>
            </chart:title>
            <chart:grid chart:style-name="ch9" chart:class="major"/>
          </chart:axis>
          <chart:series chart:style-name="ch10" chart:values-cell-range-address="local-table.$B$2:.$B$4" chart:label-cell-address="local-table.$B$1" chart:class="chart:line">
            <chart:data-point chart:repeated="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M</text:p>
              </table:table-cell>
            </table:table-row>
          </table:table-header-rows>
          <table:table-rows>
            <table:table-row>
              <table:table-cell office:value-type="float" office:value="0">
                <text:p>0</text:p>
              </table:table-cell>
              <table:table-cell office:value-type="float" office:value="969.7">
                <text:p>969.7</text:p>
              </table:table-cell>
            </table:table-row>
            <table:table-row>
              <table:table-cell office:value-type="float" office:value="0.4">
                <text:p>0.4</text:p>
              </table:table-cell>
              <table:table-cell office:value-type="float" office:value="1859">
                <text:p>1859</text:p>
              </table:table-cell>
            </table:table-row>
            <table:table-row>
              <table:table-cell office:value-type="float" office:value="0.85">
                <text:p>0.85</text:p>
              </table:table-cell>
              <table:table-cell office:value-type="float" office:value="2009.7">
                <text:p>2009.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1$Linux_X86_64 LibreOffice_project/00$Build-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